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hatch" draw:fill-color="#ffffff" draw:fill-gradient-name="Gradient_20_1" draw:fill-hatch-name="Black_20_45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5cm" svg:height="4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5.5cm" svg:height="0.5cm" svg:x="1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.5cm" svg:height="0.5cm" svg:x="11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5.5cm" svg:height="0.5cm" svg:x="11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5.5cm" svg:height="0.5cm" svg:x="11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.4cm" svg:height="0.5cm" svg:x="9.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4cm" svg:height="0.5cm" svg:x="9.1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4cm" svg:height="0.5cm" svg:x="9.1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1.4cm" svg:height="0.5cm" svg:x="9.1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94cm" svg:height="2cm" svg:x="8.806cm" svg:y="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2" draw:id="id10" draw:layer="layout" svg:width="2.1cm" svg:height="0.5cm" svg:x="6.5cm" svg:y="8.8cm">
          <text:p text:style-name="P2">сет</text:p>
          <draw:enhanced-geometry svg:viewBox="0 0 21600 21600" draw:type="rectangle" draw:enhanced-path="M 0 0 L 21600 0 21600 21600 0 21600 0 0 Z N"/>
        </draw:custom-shape>
        <draw:frame draw:style-name="gr4" draw:layer="layout" svg:width="1.725cm" svg:height="0.963cm" svg:x="9cm" svg:y="7cm">
          <draw:text-box>
            <text:p>теги</text:p>
          </draw:text-box>
        </draw:frame>
        <draw:frame draw:style-name="gr4" draw:layer="layout" svg:width="2.737cm" svg:height="0.963cm" svg:x="13.763cm" svg:y="10.5cm">
          <draw:text-box>
            <text:p>данные</text:p>
          </draw:text-box>
        </draw:frame>
        <draw:connector draw:style-name="gr5" draw:text-style-name="P1" draw:layer="layout" draw:type="line" svg:x1="10.5cm" svg:y1="8.25cm" svg:x2="11cm" svg:y2="8.25cm" draw:start-shape="id1" draw:start-glue-point="1" draw:end-shape="id2" draw:end-glue-point="3" svg:d="m10500 8250h500">
          <text:p/>
        </draw:connector>
        <draw:connector draw:style-name="gr5" draw:text-style-name="P1" draw:layer="layout" draw:type="line" svg:x1="10.5cm" svg:y1="8.75cm" svg:x2="11cm" svg:y2="8.75cm" draw:start-shape="id3" draw:start-glue-point="1" draw:end-shape="id4" draw:end-glue-point="3" svg:d="m10500 8750h500">
          <text:p/>
        </draw:connector>
        <draw:connector draw:style-name="gr5" draw:text-style-name="P1" draw:layer="layout" draw:type="line" svg:x1="10.5cm" svg:y1="9.25cm" svg:x2="11cm" svg:y2="9.25cm" draw:start-shape="id5" draw:start-glue-point="1" draw:end-shape="id6" draw:end-glue-point="3" svg:d="m10500 9250h500">
          <text:p/>
        </draw:connector>
        <draw:connector draw:style-name="gr5" draw:text-style-name="P1" draw:layer="layout" draw:type="line" svg:x1="10.5cm" svg:y1="9.75cm" svg:x2="11cm" svg:y2="9.75cm" draw:start-shape="id7" draw:start-glue-point="1" draw:end-shape="id8" draw:end-glue-point="3" svg:d="m10500 9750h500">
          <text:p/>
        </draw:connector>
        <draw:custom-shape draw:style-name="gr1" draw:text-style-name="P1" draw:layer="layout" svg:width="6cm" svg:height="0.5cm" svg:x="8.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id="id11" draw:layer="layout" svg:width="1.4cm" svg:height="0.5cm" svg:x="8.5cm" svg:y="5.5cm">
          <text:p text:style-name="P2">тег</text:p>
          <draw:enhanced-geometry svg:viewBox="0 0 21600 21600" draw:type="rectangle" draw:enhanced-path="M 0 0 L 21600 0 21600 21600 0 21600 0 0 Z N"/>
        </draw:custom-shape>
        <draw:custom-shape draw:style-name="gr3" draw:text-style-name="P2" draw:id="id9" draw:layer="layout" svg:width="2.1cm" svg:height="0.5cm" svg:x="9.9cm" svg:y="5.5cm">
          <text:p text:style-name="P2">сет</text:p>
          <draw:enhanced-geometry svg:viewBox="0 0 21600 21600" draw:type="rectangle" draw:enhanced-path="M 0 0 L 21600 0 21600 21600 0 21600 0 0 Z N"/>
        </draw:custom-shape>
        <draw:frame draw:style-name="gr4" draw:layer="layout" svg:width="5.938cm" svg:height="0.963cm" svg:x="8.562cm" svg:y="4.5cm">
          <draw:text-box>
            <text:p>физический адрес</text:p>
          </draw:text-box>
        </draw:frame>
        <draw:connector draw:style-name="gr6" draw:text-style-name="P1" draw:layer="layout" draw:type="curve" draw:line-skew="-0.4cm" svg:x1="10.95cm" svg:y1="6cm" svg:x2="7.55cm" svg:y2="8.8cm" draw:start-shape="id9" draw:start-glue-point="2" draw:end-shape="id10" svg:d="m10950 6000c0 1500-3400 100-3400 2800">
          <text:p/>
        </draw:connector>
        <draw:connector draw:style-name="gr6" draw:text-style-name="P1" draw:layer="layout" draw:type="curve" svg:x1="9.2cm" svg:y1="6cm" svg:x2="9.1cm" svg:y2="8.75cm" draw:start-shape="id11" draw:start-glue-point="2" draw:end-shape="id3" draw:end-glue-point="3" svg:d="m9200 6000c0 1924-300 1603-513 1810s-337 940 413 940">
          <text:p/>
        </draw:connector>
        <draw:custom-shape draw:style-name="gr7" draw:text-style-name="P1" draw:id="id12" draw:layer="layout" svg:width="0.5cm" svg:height="0.5cm" svg:x="13cm" svg:y="8.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0.5cm" svg:y1="8.75cm" svg:x2="13cm" svg:y2="8.75cm" draw:start-shape="id3" draw:start-glue-point="1" draw:end-shape="id12" draw:end-glue-point="3" svg:d="m10500 8750h2500">
          <text:p/>
        </draw:connector>
        <draw:connector draw:style-name="gr6" draw:text-style-name="P1" draw:layer="layout" draw:type="curve" svg:x1="12.419cm" svg:y1="6.061cm" svg:x2="13.25cm" svg:y2="8.5cm" draw:end-shape="id12" draw:end-glue-point="0" svg:d="m12419 6061c0 1455 831 236 831 24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5T19:39:51.01</meta:creation-date>
    <dc:date>2009-04-25T20:02:55.50</dc:date>
    <meta:editing-duration>PT00H07M14S</meta:editing-duration>
    <meta:editing-cycles>1</meta:editing-cycles>
    <meta:document-statistic meta:object-count="26"/>
    <meta:generator>OpenOffice.org/3.0$Win32 OpenOffice.org_project/300m15$Build-9379</meta:generator>
    <meta:user-defined meta:name="Поле 1"/>
    <meta:user-defined meta:name="Поле 2"/>
    <meta:user-defined meta:name="Поле 3"/>
    <meta:user-defined meta:name="Поле 4"/>
  </office:meta>
</office:document-meta>
</file>